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e51" officeooo:paragraph-rsid="0016a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21:41:28.836711973</meta:creation-date>
    <dc:date>2022-06-06T21:43:05.583464693</dc:date>
    <meta:editing-duration>PT1M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